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auto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2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style="italic" fo:font-weight="normal" officeooo:rsid="0081ccdf" officeooo:paragraph-rsid="0081ccdf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6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0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1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2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14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1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16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17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18" style:family="paragraph" style:parent-style-name="Standard">
      <style:text-properties fo:font-size="10pt" officeooo:paragraph-rsid="00b92638" style:font-size-asian="10pt" style:font-size-complex="10pt"/>
    </style:style>
    <style:style style:name="P19" style:family="paragraph" style:parent-style-name="Standard">
      <style:text-properties style:font-name="Calibri" fo:font-size="10pt" style:font-size-asian="10pt" style:font-size-complex="10pt"/>
    </style:style>
    <style:style style:name="P20" style:family="paragraph" style:parent-style-name="Standard">
      <style:text-properties style:font-name="Calibri" fo:font-size="10pt" officeooo:rsid="00c1c0a7" officeooo:paragraph-rsid="00c1c0a7" style:font-size-asian="10pt" style:font-size-complex="10pt"/>
    </style:style>
    <style:style style:name="P21" style:family="paragraph" style:parent-style-name="Standard">
      <style:text-properties style:font-name="Calibri" fo:font-size="10pt" fo:font-weight="bold" officeooo:rsid="00c1c0a7" officeooo:paragraph-rsid="00c1c0a7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3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0pt" fo:font-style="italic" officeooo:paragraph-rsid="00b95b15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0pt" officeooo:paragraph-rsid="00b92638" style:font-size-asian="10pt" style:font-size-complex="10pt"/>
    </style:style>
    <style:style style:name="P26" style:family="paragraph" style:parent-style-name="Achievement">
      <style:text-properties fo:font-size="10pt" style:font-size-asian="10pt" style:font-size-complex="10pt"/>
    </style:style>
    <style:style style:name="P27" style:family="paragraph" style:parent-style-name="Achievement">
      <style:text-properties fo:font-size="10pt" officeooo:paragraph-rsid="004bf780" style:font-size-asian="10pt" style:font-size-complex="10pt"/>
    </style:style>
    <style:style style:name="P28" style:family="paragraph" style:parent-style-name="Achievement" style:list-style-name="WW8Num4">
      <style:text-properties fo:font-size="10pt" officeooo:paragraph-rsid="0085b25d" style:font-size-asian="10pt" style:font-size-complex="10pt"/>
    </style:style>
    <style:style style:name="P29" style:family="paragraph" style:parent-style-name="Achievement" style:list-style-name="WW8Num4">
      <style:text-properties fo:font-size="10pt" officeooo:paragraph-rsid="00709895" style:font-size-asian="10pt" style:font-size-complex="10pt"/>
    </style:style>
    <style:style style:name="P30" style:family="paragraph" style:parent-style-name="Achievement" style:list-style-name="WW8Num4">
      <style:text-properties fo:font-size="10pt" officeooo:paragraph-rsid="006c699f" style:font-size-asian="10pt" style:font-size-complex="10pt"/>
    </style:style>
    <style:style style:name="P31" style:family="paragraph" style:parent-style-name="Achievement">
      <style:text-properties fo:font-size="10pt" officeooo:paragraph-rsid="004d03d8" style:font-size-asian="10pt" style:font-size-complex="10pt"/>
    </style:style>
    <style:style style:name="P32" style:family="paragraph" style:parent-style-name="Achievement">
      <style:text-properties fo:font-size="10pt" officeooo:paragraph-rsid="004dc658" style:font-size-asian="10pt" style:font-size-complex="10pt"/>
    </style:style>
    <style:style style:name="P33" style:family="paragraph" style:parent-style-name="Achievement">
      <style:text-properties fo:font-size="10pt" officeooo:paragraph-rsid="004e2016" style:font-size-asian="10pt" style:font-size-complex="10pt"/>
    </style:style>
    <style:style style:name="P34" style:family="paragraph" style:parent-style-name="Achievement">
      <style:text-properties fo:font-size="10pt" officeooo:paragraph-rsid="004ecaf9" style:font-size-asian="10pt" style:font-size-complex="10pt"/>
    </style:style>
    <style:style style:name="P35" style:family="paragraph" style:parent-style-name="Achievement">
      <style:text-properties fo:font-size="10pt" officeooo:paragraph-rsid="00b9bd08"/>
    </style:style>
    <style:style style:name="P36" style:family="paragraph" style:parent-style-name="Achievement">
      <style:text-properties officeooo:paragraph-rsid="00a318f8"/>
    </style:style>
    <style:style style:name="P37" style:family="paragraph" style:parent-style-name="Achievement">
      <style:text-properties officeooo:paragraph-rsid="00a2b38b"/>
    </style:style>
    <style:style style:name="P38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9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40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41" style:family="paragraph" style:parent-style-name="Achievement">
      <style:text-properties style:font-name="Calibri" fo:font-size="10pt" officeooo:paragraph-rsid="0073557c" style:font-size-asian="10pt" style:font-size-complex="10pt"/>
    </style:style>
    <style:style style:name="P42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43" style:family="paragraph" style:parent-style-name="Achievement">
      <style:text-properties style:font-name="Calibri" fo:font-size="10pt" officeooo:paragraph-rsid="0074d39b" style:font-size-asian="10pt" style:font-size-complex="10pt"/>
    </style:style>
    <style:style style:name="P44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45" style:family="paragraph" style:parent-style-name="Achievement" style:list-style-name="WW8Num4">
      <style:paragraph-properties fo:margin-left="0in" fo:margin-right="0in" fo:text-indent="0in" style:auto-text-indent="false"/>
      <style:text-properties style:font-name="Calibri" fo:font-size="10pt" officeooo:paragraph-rsid="0073e7dd" style:font-size-asian="10pt" style:font-size-complex="10pt"/>
    </style:style>
    <style:style style:name="P46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397b62" style:font-name-complex="Calibri1"/>
    </style:style>
    <style:style style:name="T3" style:family="text">
      <style:text-properties style:font-name="Calibri1" officeooo:rsid="006c699f" style:font-name-complex="Calibri1"/>
    </style:style>
    <style:style style:name="T4" style:family="text">
      <style:text-properties style:font-name="Calibri1" officeooo:rsid="0066abc6" style:font-name-complex="Calibri1"/>
    </style:style>
    <style:style style:name="T5" style:family="text">
      <style:text-properties style:font-name="Calibri1" officeooo:rsid="0063b056" style:font-name-complex="Calibri1"/>
    </style:style>
    <style:style style:name="T6" style:family="text">
      <style:text-properties style:font-name="Calibri1" officeooo:rsid="0066a6d9" style:font-name-complex="Calibri1"/>
    </style:style>
    <style:style style:name="T7" style:family="text">
      <style:text-properties style:font-name="Calibri1" officeooo:rsid="00232361" style:font-name-complex="Calibri1"/>
    </style:style>
    <style:style style:name="T8" style:family="text">
      <style:text-properties style:font-name="Calibri1" officeooo:rsid="000d3c20" style:font-name-complex="Calibri1"/>
    </style:style>
    <style:style style:name="T9" style:family="text">
      <style:text-properties style:font-name="Calibri1" officeooo:rsid="0022eecc" style:font-name-complex="Calibri1"/>
    </style:style>
    <style:style style:name="T10" style:family="text">
      <style:text-properties style:font-name="Calibri1" officeooo:rsid="0080095c" style:font-name-complex="Calibri1"/>
    </style:style>
    <style:style style:name="T11" style:family="text">
      <style:text-properties style:font-name="Calibri1" officeooo:rsid="0087f163" style:font-name-complex="Calibri1"/>
    </style:style>
    <style:style style:name="T12" style:family="text">
      <style:text-properties style:font-name="Calibri1" officeooo:rsid="008842b8" style:font-name-complex="Calibri1"/>
    </style:style>
    <style:style style:name="T13" style:family="text">
      <style:text-properties style:font-name="Calibri1" officeooo:rsid="008bfd6c" style:font-name-complex="Calibri1"/>
    </style:style>
    <style:style style:name="T14" style:family="text">
      <style:text-properties style:font-name="Calibri1" officeooo:rsid="008fbe35" style:font-name-complex="Calibri1"/>
    </style:style>
    <style:style style:name="T15" style:family="text">
      <style:text-properties style:font-name="Calibri1" officeooo:rsid="00a2b38b" style:font-name-complex="Calibri1"/>
    </style:style>
    <style:style style:name="T16" style:family="text">
      <style:text-properties style:font-name="Calibri1" officeooo:rsid="00b3edd9" style:font-name-complex="Calibri1"/>
    </style:style>
    <style:style style:name="T17" style:family="text">
      <style:text-properties style:font-name="Calibri1" officeooo:rsid="00bfc1e4" style:font-name-complex="Calibri1"/>
    </style:style>
    <style:style style:name="T18" style:family="text">
      <style:text-properties style:font-name="Calibri1" fo:font-weight="bold" style:font-weight-asian="bold" style:font-name-complex="Calibri1"/>
    </style:style>
    <style:style style:name="T19" style:family="text">
      <style:text-properties style:font-name="Calibri1" fo:font-weight="bold" officeooo:rsid="0063b056" style:font-weight-asian="bold" style:font-name-complex="Calibri1" style:font-weight-complex="bold"/>
    </style:style>
    <style:style style:name="T20" style:family="text">
      <style:text-properties style:font-name="Calibri1" fo:font-weight="bold" officeooo:rsid="00bfc1e4" style:font-weight-asian="bold" style:font-name-complex="Calibri1" style:font-weight-complex="bold"/>
    </style:style>
    <style:style style:name="T21" style:family="text">
      <style:text-properties style:font-name="Calibri1" fo:font-weight="bold" officeooo:rsid="0063b056" style:font-weight-asian="bold" style:font-name-complex="Calibri1"/>
    </style:style>
    <style:style style:name="T22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23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24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25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26" style:family="text">
      <style:text-properties style:font-name="Calibri1" fo:letter-spacing="0.0126in" style:font-name-complex="Calibri1"/>
    </style:style>
    <style:style style:name="T27" style:family="text">
      <style:text-properties style:font-name="Calibri1" fo:letter-spacing="0.0126in" officeooo:rsid="006db708" style:font-name-complex="Calibri1"/>
    </style:style>
    <style:style style:name="T28" style:family="text">
      <style:text-properties style:font-name="Calibri1" fo:letter-spacing="0.0126in" officeooo:rsid="006f21f6" style:font-name-complex="Calibri1"/>
    </style:style>
    <style:style style:name="T29" style:family="text">
      <style:text-properties style:font-name="Calibri1" fo:letter-spacing="0.0126in" officeooo:rsid="006c699f" style:font-name-complex="Calibri1"/>
    </style:style>
    <style:style style:name="T30" style:family="text">
      <style:text-properties style:font-name="Calibri1" fo:letter-spacing="0.0126in" officeooo:rsid="00ab0450" style:font-name-complex="Calibri1"/>
    </style:style>
    <style:style style:name="T31" style:family="text">
      <style:text-properties style:font-name="Calibri1" fo:letter-spacing="0.0126in" officeooo:rsid="00af6150" style:font-name-complex="Calibri1"/>
    </style:style>
    <style:style style:name="T32" style:family="text">
      <style:text-properties style:font-name="Calibri1" fo:letter-spacing="0.0126in" officeooo:rsid="00b06f28" style:font-name-complex="Calibri1"/>
    </style:style>
    <style:style style:name="T33" style:family="text">
      <style:text-properties style:font-name="Calibri1" fo:letter-spacing="0.0126in" officeooo:rsid="00b226a8" style:font-name-complex="Calibri1"/>
    </style:style>
    <style:style style:name="T34" style:family="text">
      <style:text-properties style:font-name="Calibri1" fo:letter-spacing="0.0126in" fo:font-weight="bold" style:font-weight-asian="bold" style:font-name-complex="Calibri1"/>
    </style:style>
    <style:style style:name="T35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36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37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38" style:family="text">
      <style:text-properties style:font-name="Calibri1" officeooo:rsid="002571ed" style:font-size-asian="10pt" style:font-name-complex="Calibri1" style:font-size-complex="10pt"/>
    </style:style>
    <style:style style:name="T39" style:family="text">
      <style:text-properties style:font-name="Calibri1" officeooo:rsid="0025aacf" style:font-size-asian="10pt" style:font-name-complex="Calibri1" style:font-size-complex="10pt"/>
    </style:style>
    <style:style style:name="T40" style:family="text">
      <style:text-properties style:font-name="Calibri1" officeooo:rsid="00265cc0" style:font-size-asian="10pt" style:font-name-complex="Calibri1" style:font-size-complex="10pt"/>
    </style:style>
    <style:style style:name="T41" style:family="text">
      <style:text-properties style:font-name="Calibri1" fo:font-size="10pt" style:font-size-asian="10pt" style:font-name-complex="Calibri1" style:font-size-complex="10pt"/>
    </style:style>
    <style:style style:name="T42" style:family="text">
      <style:text-properties style:font-name="Calibri1" fo:font-size="10pt" officeooo:rsid="00389fbd" style:font-size-asian="10pt" style:font-name-complex="Calibri1" style:font-size-complex="10pt"/>
    </style:style>
    <style:style style:name="T43" style:family="text">
      <style:text-properties style:font-name="Calibri1" fo:font-size="10pt" officeooo:rsid="006bb441" style:font-size-asian="10pt" style:font-name-complex="Calibri1" style:font-size-complex="10pt"/>
    </style:style>
    <style:style style:name="T44" style:family="text">
      <style:text-properties style:font-name="Calibri1" fo:font-size="10pt" officeooo:rsid="00c1c0a7" style:font-size-asian="10pt" style:font-name-complex="Calibri1" style:font-size-complex="10pt"/>
    </style:style>
    <style:style style:name="T45" style:family="text">
      <style:text-properties style:font-name="Calibri1" fo:font-size="10pt" officeooo:rsid="00bfc1e4" style:font-size-asian="10pt" style:font-name-complex="Calibri1" style:font-size-complex="10pt"/>
    </style:style>
    <style:style style:name="T46" style:family="text">
      <style:text-properties style:font-name="Calibri1" fo:font-size="10pt" officeooo:rsid="008842b8" style:font-size-asian="10pt" style:font-name-complex="Calibri1" style:font-size-complex="10pt"/>
    </style:style>
    <style:style style:name="T47" style:family="text">
      <style:text-properties style:font-name="Calibri1" fo:font-size="10pt" officeooo:rsid="0087f163" style:font-size-asian="10pt" style:font-name-complex="Calibri1" style:font-size-complex="10pt"/>
    </style:style>
    <style:style style:name="T48" style:family="text">
      <style:text-properties style:font-name="Calibri1" fo:font-size="10pt" officeooo:rsid="00397b62" style:font-size-asian="10pt" style:font-name-complex="Calibri1" style:font-size-complex="10pt"/>
    </style:style>
    <style:style style:name="T49" style:family="text">
      <style:text-properties style:font-name="Calibri1" fo:font-size="10pt" officeooo:rsid="008bfd6c" style:font-size-asian="10pt" style:font-name-complex="Calibri1" style:font-size-complex="10pt"/>
    </style:style>
    <style:style style:name="T50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51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52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53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54" style:family="text">
      <style:text-properties style:font-name="Calibri1" fo:font-size="10pt" fo:font-weight="bold" officeooo:rsid="00c1c0a7" style:font-size-asian="10pt" style:font-weight-asian="bold" style:font-name-complex="Calibri1" style:font-size-complex="10pt" style:font-weight-complex="bold"/>
    </style:style>
    <style:style style:name="T55" style:family="text">
      <style:text-properties style:font-name="Calibri1" fo:font-size="10pt" fo:font-weight="bold" officeooo:rsid="00bfc1e4" style:font-size-asian="10pt" style:font-weight-asian="bold" style:font-name-complex="Calibri1" style:font-size-complex="10pt" style:font-weight-complex="bold"/>
    </style:style>
    <style:style style:name="T56" style:family="text">
      <style:text-properties style:font-name="Calibri1" fo:font-style="italic" style:font-style-asian="italic" style:font-name-complex="Calibri1" style:font-style-complex="italic"/>
    </style:style>
    <style:style style:name="T57" style:family="text">
      <style:text-properties style:font-name="Calibri1" fo:font-style="italic" officeooo:rsid="0014c3e8" style:font-style-asian="italic" style:font-name-complex="Calibri1" style:font-style-complex="italic"/>
    </style:style>
    <style:style style:name="T58" style:family="text">
      <style:text-properties style:font-name="Calibri1" fo:font-style="italic" officeooo:rsid="0014306c" style:font-style-asian="italic" style:font-name-complex="Calibri1" style:font-style-complex="italic"/>
    </style:style>
    <style:style style:name="T59" style:family="text">
      <style:text-properties style:font-name="Calibri1" fo:font-style="italic" fo:font-weight="normal" style:font-style-asian="italic" style:font-weight-asian="normal" style:font-name-complex="Calibri1" style:font-style-complex="italic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name-complex="Calibri1"/>
    </style:style>
    <style:style style:name="T62" style:family="text">
      <style:text-properties fo:font-weight="bold" style:font-weight-asian="bold" style:font-name-complex="Calibri1" style:font-weight-complex="bold"/>
    </style:style>
    <style:style style:name="T63" style:family="text">
      <style:text-properties fo:font-weight="bold" officeooo:rsid="00975e1c" style:font-weight-asian="bold" style:font-name-complex="Calibri1" style:font-weight-complex="bold"/>
    </style:style>
    <style:style style:name="T64" style:family="text">
      <style:text-properties fo:font-weight="bold" officeooo:rsid="00965846" style:font-weight-asian="bold" style:font-name-complex="Calibri1" style:font-weight-complex="bold"/>
    </style:style>
    <style:style style:name="T65" style:family="text">
      <style:text-properties fo:font-weight="bold" officeooo:rsid="00bfc1e4" style:font-weight-asian="bold" style:font-name-complex="Calibri1" style:font-weight-complex="bold"/>
    </style:style>
    <style:style style:name="T66" style:family="text">
      <style:text-properties style:text-position="super 58%" officeooo:rsid="00b8fc03"/>
    </style:style>
    <style:style style:name="T67" style:family="text">
      <style:text-properties style:text-position="super 58%" fo:font-weight="bold" style:font-weight-asian="bold" style:font-name-complex="Calibri1" style:font-weight-complex="bold"/>
    </style:style>
    <style:style style:name="T68" style:family="text">
      <style:text-properties officeooo:rsid="00405a1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822b08" style:font-weight-asian="normal" style:font-weight-complex="normal"/>
    </style:style>
    <style:style style:name="T71" style:family="text">
      <style:text-properties fo:font-weight="normal" officeooo:rsid="00b92638" style:font-weight-asian="normal" style:font-weight-complex="normal"/>
    </style:style>
    <style:style style:name="T72" style:family="text">
      <style:text-properties fo:font-weight="normal" officeooo:rsid="008390c4" style:font-weight-asian="normal" style:font-weight-complex="normal"/>
    </style:style>
    <style:style style:name="T73" style:family="text">
      <style:text-properties fo:font-weight="normal" officeooo:rsid="00bb2615" style:font-weight-asian="normal" style:font-weight-complex="normal"/>
    </style:style>
    <style:style style:name="T74" style:family="text">
      <style:text-properties fo:font-weight="normal" officeooo:rsid="00c30ca3" style:font-weight-asian="normal" style:font-weight-complex="normal"/>
    </style:style>
    <style:style style:name="T75" style:family="text">
      <style:text-properties fo:font-weight="normal" officeooo:rsid="00975e1c" style:font-weight-asian="normal" style:font-name-complex="Calibri1" style:font-weight-complex="normal"/>
    </style:style>
    <style:style style:name="T76" style:family="text">
      <style:text-properties fo:font-weight="normal" officeooo:rsid="00a14397" style:font-weight-asian="normal" style:font-name-complex="Calibri1" style:font-weight-complex="normal"/>
    </style:style>
    <style:style style:name="T77" style:family="text">
      <style:text-properties fo:font-weight="normal" officeooo:rsid="00965846" style:font-weight-asian="normal" style:font-name-complex="Calibri1" style:font-weight-complex="normal"/>
    </style:style>
    <style:style style:name="T78" style:family="text">
      <style:text-properties fo:font-size="10pt" style:font-size-asian="10pt" style:font-name-complex="Calibri1" style:font-size-complex="10pt"/>
    </style:style>
    <style:style style:name="T79" style:family="text">
      <style:text-properties fo:font-size="10pt" officeooo:rsid="00bfc1e4" style:font-size-asian="10pt" style:font-name-complex="Calibri1" style:font-size-complex="10pt"/>
    </style:style>
    <style:style style:name="T80" style:family="text">
      <style:text-properties fo:font-size="10pt" officeooo:rsid="008842b8" style:font-size-asian="10pt" style:font-name-complex="Calibri1" style:font-size-complex="10pt"/>
    </style:style>
    <style:style style:name="T81" style:family="text">
      <style:text-properties fo:font-size="10pt" officeooo:rsid="0087f163" style:font-size-asian="10pt" style:font-name-complex="Calibri1" style:font-size-complex="10pt"/>
    </style:style>
    <style:style style:name="T82" style:family="text">
      <style:text-properties fo:font-size="10pt" officeooo:rsid="00397b62" style:font-size-asian="10pt" style:font-name-complex="Calibri1" style:font-size-complex="10pt"/>
    </style:style>
    <style:style style:name="T83" style:family="text">
      <style:text-properties fo:font-size="10pt" officeooo:rsid="008bfd6c" style:font-size-asian="10pt" style:font-name-complex="Calibri1" style:font-size-complex="10pt"/>
    </style:style>
    <style:style style:name="T84" style:family="text">
      <style:text-properties fo:font-size="10pt" officeooo:rsid="00389fbd" style:font-size-asian="10pt" style:font-name-complex="Calibri1" style:font-size-complex="10pt"/>
    </style:style>
    <style:style style:name="T85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86" style:family="text">
      <style:text-properties fo:font-size="10pt" fo:font-weight="bold" officeooo:rsid="00bfc1e4" style:font-size-asian="10pt" style:font-weight-asian="bold" style:font-name-complex="Calibri1" style:font-size-complex="10pt" style:font-weight-complex="bold"/>
    </style:style>
    <style:style style:name="T87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88" style:family="text">
      <style:text-properties officeooo:rsid="00842298"/>
    </style:style>
    <style:style style:name="T89" style:family="text">
      <style:text-properties fo:color="#000000" style:font-name="Calibri" fo:font-size="10pt" style:text-underline-style="none" style:font-size-asian="10pt" style:font-size-complex="10pt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style:font-name="Calibri" fo:font-size="10pt" style:font-size-asian="10pt" style:font-size-complex="10pt"/>
    </style:style>
    <style:style style:name="T93" style:family="text">
      <style:text-properties style:font-name="Calibri" fo:font-size="10pt" officeooo:rsid="00b8cfa2" style:font-size-asian="10pt" style:font-size-complex="10pt"/>
    </style:style>
    <style:style style:name="T94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95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96" style:family="text">
      <style:text-properties officeooo:rsid="00b8fc03"/>
    </style:style>
    <style:style style:name="T97" style:family="text">
      <style:text-properties style:font-name-complex="Calibri1"/>
    </style:style>
    <style:style style:name="T98" style:family="text">
      <style:text-properties officeooo:rsid="00965846" style:font-name-complex="Calibri1"/>
    </style:style>
    <style:style style:name="T99" style:family="text">
      <style:text-properties officeooo:rsid="00bfc1e4" style:font-name-complex="Calibri1"/>
    </style:style>
    <style:style style:name="T100" style:family="text">
      <style:text-properties officeooo:rsid="008842b8" style:font-name-complex="Calibri1"/>
    </style:style>
    <style:style style:name="T101" style:family="text">
      <style:text-properties officeooo:rsid="0087f163" style:font-name-complex="Calibri1"/>
    </style:style>
    <style:style style:name="T102" style:family="text">
      <style:text-properties officeooo:rsid="00397b62" style:font-name-complex="Calibri1"/>
    </style:style>
    <style:style style:name="T103" style:family="text">
      <style:text-properties officeooo:rsid="008bfd6c" style:font-name-complex="Calibri1"/>
    </style:style>
    <style:style style:name="T104" style:family="text">
      <style:text-properties officeooo:rsid="00389fbd" style:font-name-complex="Calibri1"/>
    </style:style>
    <style:style style:name="T105" style:family="text">
      <style:text-properties officeooo:rsid="00b92638"/>
    </style:style>
    <style:style style:name="T106" style:family="text">
      <style:text-properties style:font-weight-complex="bold"/>
    </style:style>
    <style:style style:name="T107" style:family="text">
      <style:text-properties officeooo:rsid="00b92638" style:font-weight-complex="bold"/>
    </style:style>
    <style:style style:name="T108" style:family="text">
      <style:text-properties style:font-name="Calibri" officeooo:rsid="00b95b15"/>
    </style:style>
    <style:style style:name="T109" style:family="text">
      <style:text-properties officeooo:rsid="00c1c0a7"/>
    </style:style>
    <style:style style:name="T110" style:family="text">
      <style:text-properties fo:font-variant="small-caps" officeooo:rsid="00c1c0a7" style:font-weight-complex="bold"/>
    </style:style>
    <style:style style:name="T111" style:family="text">
      <style:text-properties officeooo:rsid="00c30ca3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96">3209 E. 10</text:span><text:span text:style-name="T66">th</text:span><text:span text:style-name="T96"> st., Apt. E7, </text:span>Bloomington, <text:span text:style-name="T68">IN </text:span>47408.</text:p>
          </table:table-cell>
          <table:table-cell table:style-name="Table1.A1" table:number-columns-spanned="2" office:value-type="string">
            <text:p text:style-name="Text_20_body"><text:span text:style-name="T87"><text:s text:c="3"/></text:span><text:span text:style-name="T94">RAHUL PASUNURI</text:span><text:span text:style-name="T95"> </text:span><text:span text:style-name="T92">https://</text:span><text:span text:style-name="T93">linkedin.com/in/rahulpasunuri</text:span></text:p>
          </table:table-cell>
          <table:covered-table-cell/>
          <table:table-cell table:style-name="Table1.A1" office:value-type="string">
            <text:p text:style-name="P22"><text:s/><text:span text:style-name="T105">(</text:span>812<text:span text:style-name="T105">)</text:span> 369-7646</text:p>
            <text:p text:style-name="P5"><text:span text:style-name="T92"><text:s/></text:span><text:a xlink:type="simple" xlink:href="mailto:rahupasu@indiana.edu"><text:span text:style-name="T89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9">Employment<draw:connector text:anchor-type="char" draw:z-index="3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4"><text:span text:style-name="T107">School of Informatics &amp; Computing</text:span><text:span text:style-name="T71">, Bloomington, </text:span><text:span text:style-name="T73">IN.</text:span></text:p>
          </table:table-cell>
          <table:covered-table-cell/>
          <table:covered-table-cell/>
          <table:table-cell table:style-name="Table1.D3" office:value-type="string">
            <text:p text:style-name="P7"><text:span text:style-name="T7">August</text:span><text:span text:style-name="T9"> 201</text:span><text:span text:style-name="T7">4</text:span><text:span text:style-name="T9"> – </text:span><text:span text:style-name="T10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4"><text:span text:style-name="T108">Associate Instructor.</text:span></text:p>
            <text:list xml:id="list5450779429698512629" text:style-name="WW8Num4">
              <text:list-item>
                <text:p text:style-name="P35"><text:span text:style-name="T38">Associate Instructor for </text:span><text:span text:style-name="T39">the</text:span><text:span text:style-name="T40"> </text:span><text:span text:style-name="T39">course </text:span><text:span text:style-name="T24">I</text:span><text:span text:style-name="T25">nformation</text:span><text:span text:style-name="T24"> I</text:span><text:span text:style-name="T25">nfrastructure</text:span><text:span text:style-name="T37"> </text:span><text:span text:style-name="T24">II</text:span><text:span text:style-name="T39">.</text:span></text:p>
                <text:p text:style-name="P35"><text:span text:style-name="T39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15"><text:span text:style-name="T106">S&amp;P Capital IQ</text:span><text:span text:style-name="T69">, </text:span><text:span text:style-name="T71">Gurgaon, India.</text:span></text:p>
          </table:table-cell>
          <table:covered-table-cell/>
          <table:covered-table-cell/>
          <table:table-cell table:style-name="Table1.D5" office:value-type="string">
            <text:p text:style-name="P6"><text:span text:style-name="T7">J</text:span><text:span text:style-name="T1">ul</text:span><text:span text:style-name="T8">y</text:span><text:span text:style-name="T1"> 2013 – </text:span><text:span text:style-name="T8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5"><text:span text:style-name="T59">Software Engineer.</text:span></text:p>
            <text:list xml:id="list123023030654827" text:continue-numbering="true" text:style-name="WW8Num4">
              <text:list-item>
                <text:p text:style-name="P36"><text:span text:style-name="T15">D</text:span><text:span text:style-name="T4">eveloping a system to do </text:span><text:span text:style-name="T19">Auto Extraction</text:span><text:span text:style-name="T5"> of Financial Data from documents </text:span><text:span text:style-name="T6">of various </text:span></text:p>
                <text:p text:style-name="P36"><text:span text:style-name="T6"><text:s text:c="8"/>formats like PDF, Excel, T</text:span><text:span text:style-name="T14">e</text:span><text:span text:style-name="T6">xt, XML </text:span><text:span text:style-name="T5">using </text:span><text:span text:style-name="T21">Information Retrieval</text:span><text:span text:style-name="T5"> techniques.</text:span></text:p>
              </text:list-item>
              <text:list-item>
                <text:p text:style-name="P37"><text:span text:style-name="T51">Implemented a system for the </text:span><text:span text:style-name="T53">e</text:span><text:span text:style-name="T52">xtraction of text</text:span><text:span text:style-name="T50"> </text:span><text:span text:style-name="T41">from PDF documents</text:span><text:span text:style-name="T43">, while preserving</text:span></text:p>
                <text:p text:style-name="P37"><text:span text:style-name="T43"><text:s text:c="8"/>the </text:span><text:span text:style-name="T53">reading order</text:span><text:span text:style-name="T51">, analysing various open-source projects.</text:span></text:p>
              </text:list-item>
            </text:list>
            <text:p text:style-name="P13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8"><text:span text:style-name="T22">Yahoo! </text:span><text:span text:style-name="T23">Inc</text:span><text:span text:style-name="T35">, </text:span><text:span text:style-name="T36">Bangalore, India.</text:span></text:p>
          </table:table-cell>
          <table:covered-table-cell/>
          <table:table-cell table:style-name="Table1.C7" table:number-columns-spanned="2" office:value-type="string">
            <text:p text:style-name="P8"><text:span text:style-name="T9">Summer</text:span><text:span text:style-name="T8"> 201</text:span><text:span text:style-name="T9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23"><text:span text:style-name="T69">Software Engineer, Intern</text:span><text:span text:style-name="T72">.</text:span></text:p>
            <text:list xml:id="list123022795602042" text:continue-numbering="true" text:style-name="WW8Num4">
              <text:list-item>
                <text:p text:style-name="P27"><text:span text:style-name="T1">Creation of a </text:span><text:span text:style-name="T18">testing framework</text:span><text:span text:style-name="T1"> for a system (called ‘Duplo’), which dynamically </text:span></text:p>
                <text:p text:style-name="P38"><text:s text:c="8"/>handles feature phone requests.</text:p>
                <text:p text:style-name="P3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1">Education<draw:connector text:anchor-type="char" draw:z-index="4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60">Indiana University</text:span>, <text:span text:style-name="T60">Bloomington</text:span>, IN <text:s text:c="60"/><text:span text:style-name="T70">August 2014 - Present</text:span></text:p>
            <text:p text:style-name="P1"><text:span text:style-name="T90">Master of Science in </text:span><text:span text:style-name="T91">Computer Science</text:span><text:span text:style-name="T90">.</text:span></text:p>
            <text:p text:style-name="P1"/>
            <text:p text:style-name="P2"><text:span text:style-name="T60">Indian Institute of Technology</text:span> – Guwahati (<text:span text:style-name="T60">IIT – Guwahati</text:span>) <text:s text:c="18"/><text:span text:style-name="T88">August 2009 – May 2013</text:span> <text:s text:c="12"/></text:p>
            <text:p text:style-name="P4">Bachelor of Technology <text:span text:style-name="T111">in </text:span>Computer Science and En<text:span text:style-name="T88">gineering.</text:span></text:p>
            <text:p text:style-name="P3">Cumulative GPA: <text:span text:style-name="T60">7.48</text:span> (on scale of 10).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P9">Academic Projects<draw:connector text:anchor-type="char" draw:z-index="0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23023307148992" text:continue-numbering="true" text:style-name="WW8Num4">
              <text:list-item>
                <text:p text:style-name="P26"><text:span text:style-name="T26">Analy</text:span><text:span text:style-name="T33">zed</text:span><text:span text:style-name="T26"> of various boosting algorithms, for </text:span><text:span text:style-name="T34">Viola – Jones faces</text:span></text:p>
                <text:p text:style-name="P28"><text:span text:style-name="T34">detection</text:span><text:span text:style-name="T26"> method on various metrics(using OpenCV).</text:span></text:p>
              </text:list-item>
              <text:list-item>
                <text:p text:style-name="P31"><text:span text:style-name="T26">Implement</text:span><text:span text:style-name="T33">ed</text:span><text:span text:style-name="T26"> of Jarvis-Patrick algorithm using </text:span><text:span text:style-name="T34">Map-Reduce</text:span><text:span text:style-name="T26"> paradigm</text:span></text:p>
                <text:p text:style-name="P29"><text:span text:style-name="T26">in </text:span><text:span text:style-name="T34">Hadoop</text:span><text:span text:style-name="T26"> and contributing the same to Apache Mahout</text:span><text:span text:style-name="T27">(</text:span><text:span text:style-name="T28">in a </text:span><text:span text:style-name="T27">team of 2).</text:span></text:p>
              </text:list-item>
              <text:list-item>
                <text:p text:style-name="P32"><text:span text:style-name="T26">Design</text:span><text:span text:style-name="T31">ed</text:span><text:span text:style-name="T26"> simple </text:span><text:span text:style-name="T34">OpenGL graphics</text:span><text:span text:style-name="T26"> using own procedures for Modeling,</text:span></text:p>
                <text:p text:style-name="P32"><text:span text:style-name="T26"><text:s text:c="6"/>Transformations, Clipping, Lighting </text:span><text:span text:style-name="T27">and</text:span><text:span text:style-name="T26"> z-Buffering</text:span><text:span text:style-name="T27">(</text:span><text:span text:style-name="T28">in a </text:span><text:span text:style-name="T27">team of 2).</text:span></text:p>
              </text:list-item>
              <text:list-item>
                <text:p text:style-name="P33"><text:span text:style-name="T26">Design</text:span><text:span text:style-name="T32">ed</text:span><text:span text:style-name="T26"> and implement</text:span><text:span text:style-name="T32">ed</text:span><text:span text:style-name="T26"> </text:span><text:span text:style-name="T34">Data backup </text:span><text:span text:style-name="T26">and </text:span><text:span text:style-name="T34">File Sharing </text:span><text:span text:style-name="T26">service </text:span><text:span text:style-name="T33">which </text:span></text:p>
                <text:p text:style-name="P30"><text:span text:style-name="T30">r</text:span><text:span text:style-name="T26">un</text:span><text:span text:style-name="T33">s</text:span><text:span text:style-name="T26"> in a LAN</text:span><text:span text:style-name="T29">(in a team of 4).</text:span></text:p>
              </text:list-item>
              <text:list-item>
                <text:p text:style-name="P34"><text:span text:style-name="T1">Design</text:span><text:span text:style-name="T16">ed</text:span><text:span text:style-name="T1"> and develop</text:span><text:span text:style-name="T16">ed</text:span><text:span text:style-name="T1"> </text:span><text:span text:style-name="T18">Assembler and Loader</text:span><text:span text:style-name="T1"> for IBM 360/370 Machine</text:span></text:p>
                <text:p text:style-name="P34"><text:span text:style-name="T1"><text:s text:c="8"/>Instruction Set</text:span><text:span text:style-name="T3">(in a team of 2).</text:span></text:p>
                <text:p text:style-name="P3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0">Extra-curricular Activities and Achievements<draw:connector text:anchor-type="char" draw:z-index="1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23022986662249" text:continue-numbering="true" text:style-name="WW8Num4">
              <text:list-item>
                <text:p text:style-name="P41"><text:span text:style-name="T97">Member of </text:span><text:span text:style-name="T61">Organizing committee</text:span><text:span text:style-name="T97"> and the </text:span><text:span text:style-name="T61">Webmaster</text:span><text:span text:style-name="T97"> of Techniche-2011, North-</text:span></text:p>
                <text:p text:style-name="P42"><text:span text:style-name="T97"><text:s text:c="7"/>East India’s </text:span><text:span text:style-name="T62">largest Technical festival</text:span><text:span text:style-name="T97">, with a budget of over 6 million INR.</text:span></text:p>
              </text:list-item>
              <text:list-item>
                <text:p text:style-name="P42"><text:span text:style-name="T75">Honoured with </text:span><text:span text:style-name="T63">CBSE Merit Scholarship</text:span><text:span text:style-name="T75"> for four </text:span><text:span text:style-name="T76">consecutive </text:span><text:span text:style-name="T75">years.</text:span></text:p>
              </text:list-item>
              <text:list-item>
                <text:p text:style-name="P43"><text:span text:style-name="T97">Got into the </text:span><text:span text:style-name="T61">Top 1 %</text:span><text:span text:style-name="T97"> in both </text:span><text:span text:style-name="T61">National Physics</text:span><text:span text:style-name="T97"> </text:span><text:span text:style-name="T62">Olympiad</text:span><text:span text:style-name="T97"> (2009) and </text:span><text:span text:style-name="T61">National</text:span></text:p>
                <text:p text:style-name="P45"><text:span text:style-name="T61"><text:s text:c="10"/>Chemistry</text:span><text:span text:style-name="T97"> </text:span><text:span text:style-name="T62">Olympiad</text:span><text:span text:style-name="T97"> (2010), competing against around 40,000 people.</text:span></text:p>
              </text:list-item>
              <text:list-item>
                <text:p text:style-name="P44"><text:span text:style-name="T97">Secured </text:span><text:span text:style-name="T62">19</text:span><text:span text:style-name="T67">th</text:span><text:span text:style-name="T97"> rank in Sir C.V. RAMAN ‘</text:span><text:span text:style-name="T61">YOUNG GENIUS’ AWARDS</text:span><text:span text:style-name="T97"> (2006-2007).</text:span></text:p>
              </text:list-item>
              <text:list-item>
                <text:p text:style-name="P44"><text:span text:style-name="T98">Secured a rank of </text:span><text:span text:style-name="T64">1124 </text:span><text:span text:style-name="T77">out of </text:span><text:span text:style-name="T75">0.5 million students in the exam </text:span><text:span text:style-name="T63">IIT-JEE</text:span><text:span text:style-name="T75">.</text:span></text:p>
              </text:list-item>
              <text:list-item>
                <text:p text:style-name="P40">State Rank of <text:span text:style-name="T60">32</text:span> and All India Rank of <text:span text:style-name="T60">149 </text:span>(of .70 million) in AIEEE (All India Engineering</text:p>
                <text:list>
                  <text:list-header>
                    <text:p text:style-name="P40"><text:s text:c="8"/>Entrance Examination).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17"/>
            <text:p text:style-name="P17"><text:span text:style-name="T110">Technical Skills</text:span><draw:connector text:anchor-type="char" draw:z-index="2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19"><text:span text:style-name="T65">Languages:</text:span><text:span text:style-name="T99"> </text:span><text:span text:style-name="T100">C; C++</text:span><text:span text:style-name="T97">; C#.</text:span><text:span text:style-name="T101">NET</text:span><text:span text:style-name="T97">; </text:span><text:span text:style-name="T102">T-</text:span><text:span text:style-name="T97">SQL; </text:span><text:span text:style-name="T100">Python</text:span><text:span text:style-name="T97">; PHP; </text:span><text:span text:style-name="T100">Java</text:span><text:span text:style-name="T97">; HTML; JavaScript; </text:span><text:span text:style-name="T103">Bash; </text:span><text:span text:style-name="T99">XML</text:span><text:span text:style-name="T97">.</text:span></text:p>
            <text:p text:style-name="P21">DataBases: <text:span text:style-name="T74">MYSQL, T-SQL.</text:span></text:p>
            <text:p text:style-name="P20"><text:span text:style-name="T62">Tools &amp; Utilities:</text:span><text:span text:style-name="T97"> Visual Studio; Microsoft SQL Server; </text:span><text:span text:style-name="T104">Joomla</text:span><text:span text:style-name="T97">; PHPUnit; LaTeX; Dreamweaver.</text:span></text:p>
            <text:p text:style-name="P20"><text:span text:style-name="T62">Platforms:</text:span><text:span text:style-name="T97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4-09-08T12:30:22.480755431</dc:date>
    <meta:print-date>2013-11-14T21:33:00</meta:print-date>
    <meta:editing-cycles>419</meta:editing-cycles>
    <meta:editing-duration>PT10H58M30S</meta:editing-duration>
    <meta:generator>LibreOffice/4.2.6.3$Linux_X86_64 LibreOffice_project/420m0$Build-3</meta:generator>
    <meta:document-statistic meta:table-count="1" meta:image-count="0" meta:object-count="0" meta:page-count="1" meta:paragraph-count="56" meta:word-count="411" meta:character-count="2822" meta:non-whitespace-character-count="2325"/>
  </office:meta>
</office:document-meta>
</file>